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subtitle">
      <style:graphic-properties draw:fill-color="#ffffff" fo:min-height="18.7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763cm" svg:x="1.4cm" svg:y="0.837cm" presentation:class="subtitle" presentation:user-transformed="true">
          <draw:text-box>
            <text:p/>
            <text:p>Using Machine Learning To Identify Malicious Code &amp; A Cyber Security Summary</text:p>
            <text:p/>
            <text:p>Kay Kh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ive &amp; Deliverab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: Cyber Security Summary</text:p>
                <text:list>
                  <text:list-item>
                    <text:p>D: Background (Actors, Motivation, Threats, Countermeasures), Research and Analysis <text:s/></text:p>
                  </text:list-item>
                </text:list>
                <text:p/>
              </text:list-item>
              <text:list-item>
                <text:p>O: Create a program to identify malicious code</text:p>
                <text:list>
                  <text:list-item>
                    <text:p>D: Evaluate the performance of this machi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llect Code (Malicious &amp; Non-Malicious)</text:p>
                <text:p/>
              </text:list-item>
              <text:list-item>
                <text:p>Extract Features (TF-IDF)</text:p>
                <text:list>
                  <text:list-item>
                    <text:p>Assigns a weight value to a code, if the code is more important it has a higher weight, if the code is less important it has a lower weight.</text:p>
                  </text:list-item>
                </text:list>
                <text:p/>
              </text:list-item>
              <text:list-item>
                <text:p>Train (Naive Bayes Algorithm)</text:p>
                <text:list>
                  <text:list-item>
                    <text:p>Given the set of features that describe a class (malicious), what’s the probability that a new set of data belongs to that class.</text:p>
                  </text:list-item>
                </text:list>
                <text:p/>
              </text:list-item>
              <text:list-item>
                <text:p>Test with unseen set of code (repea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user-transformed="true">
            <draw:text-box>
              <text:p>TF-IDF = Term Frequency Inverse Document Frequency, is used for assigning a numeric weight value to features</text:p>
              <text:p/>
              <text:p>Naive Bayes = Given a set of test data and features which represent malicious code, predict if the test data Is malicious or not. Will use the multinomial NB variant.</text:p>
              <text:p/>
              <text:p/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ults</text:p>
          </draw:text-box>
        </draw:frame>
        <draw:frame draw:style-name="gr2" draw:text-style-name="P2" draw:layer="layout" svg:width="24.8cm" svg:height="13.76cm" svg:x="1.6cm" svg:y="8.8cm">
          <draw:text-box>
            <text:p/>
            <text:p>10,000 pieces of code.</text:p>
            <text:p>5000 = Malicious</text:p>
            <text:p>5000 = Non-malicious</text:p>
            <text:p/>
            <text:p>50% for training and 50% for testing</text:p>
            <text:p>Time Taken: 2.6 seconds</text:p>
            <text:p/>
            <text:p>In this iteration the findings showed :</text:p>
            <text:p/>
            <text:p>1. 2389 out of 5000 were correctly identified as malicious.</text:p>
            <text:p>2. 2286 out of 5000 were correctly identified as non-malicious</text:p>
            <text:p>3. 4675 out of 5000 were correctly labelled</text:p>
            <text:p>4. Only 325 were incorrectly labelled. </text:p>
            <text:p/>
            <text:p/>
            <text:p/>
            <text:p/>
            <text:p><text:s/></text:p>
          </draw:text-box>
        </draw:frame>
        <draw:frame draw:style-name="gr3" draw:layer="layout" svg:width="9.263cm" svg:height="2.448cm" svg:x="9.337cm" svg:y="5.15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alu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ccuracy: Proportion of total number of predictions that were correct </text:p>
                <text:list>
                  <text:list-item>
                    <text:p>A = TP + TN / TP + TN + FP + FN</text:p>
                    <text:p/>
                  </text:list-item>
                </text:list>
              </text:list-item>
              <text:list-item>
                <text:p>Recall: Proportion of what was correctly predicted as yes out of the total number of actual yeses</text:p>
                <text:list>
                  <text:list-item>
                    <text:p>R = TP / TP + FN</text:p>
                    <text:p/>
                  </text:list-item>
                </text:list>
              </text:list-item>
              <text:list-item>
                <text:p>Precision: Proportion of what was correctly predicted as yes out of the total number of predicted yeses.</text:p>
                <text:list>
                  <text:list-item>
                    <text:p>P = TP / TP + FP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alu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oss Validation : Validates the performance of the machine. (Not just a one of result)</text:p>
                <text:list>
                  <text:list-header>
                    <text:p/>
                  </text:list-header>
                </text:list>
              </text:list-item>
              <text:list-item>
                <text:p>What happens when we change the number of data?</text:p>
                <text:list>
                  <text:list-item>
                    <text:p>Overfitting &amp; Underfit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al Thoughts</text:p>
          </draw:text-box>
        </draw:frame>
        <draw:frame presentation:style-name="pr4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Point: Machine learning can help with all sorts off big data issues, including security.</text:p>
                <text:p/>
              </text:list-item>
              <text:list-item>
                <text:p>Use case: We might deploy this on a live server to read log files and make predictions (Intrusion Detection System).</text:p>
                <text:p/>
              </text:list-item>
              <text:list-item>
                <text:p>Limitation: Collecting the data</text:p>
                <text:p><text:s text:c="2"/>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6T14:17:05.821223161</meta:creation-date>
    <dc:date>2017-08-04T09:46:39.887998181</dc:date>
    <meta:editing-duration>PT2H26M30S</meta:editing-duration>
    <meta:editing-cycles>9</meta:editing-cycles>
    <meta:generator>LibreOffice/5.1.6.2$Linux_X86_64 LibreOffice_project/10m0$Build-2</meta:generator>
    <meta:document-statistic meta:object-count="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13.88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row table:style-name="ro1">
          <table:table-cell table:number-columns-spanned="2" table:number-rows-spanned="2"/>
          <table:covered-table-cell table:style-name="ce1"/>
          <table:table-cell table:style-name="ce4" office:value-type="string" calcext:value-type="string" table:number-columns-spanned="2" table:number-rows-spanned="1">
            <text:p>Actual Class</text:p>
          </table:table-cell>
          <table:covered-table-cell table:style-name="ce1"/>
        </table:table-row>
        <table:table-row table:style-name="ro1">
          <table:covered-table-cell table:style-name="ce2"/>
          <table:covered-table-cell table:style-name="ce1"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Predicted Cl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TP) 2389</text:p>
          </table:table-cell>
          <table:table-cell office:value-type="string" calcext:value-type="string">
            <text:p>(FP) 47</text:p>
          </table:table-cell>
        </table:table-row>
        <table:table-row table:style-name="ro1">
          <table:covered-table-cell/>
          <table:table-cell office:value-type="string" calcext:value-type="string">
            <text:p>No</text:p>
          </table:table-cell>
          <table:table-cell office:value-type="string" calcext:value-type="string">
            <text:p>(FN) 279</text:p>
          </table:table-cell>
          <table:table-cell office:value-type="string" calcext:value-type="string">
            <text:p>(TN) 228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 style:data-style-name="N2" text:time-value="17:19:38.7708832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